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20000003851F418C9135B3B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10b7" officeooo:paragraph-rsid="000310b7"/>
    </style:style>
    <style:style style:name="P2" style:family="paragraph" style:parent-style-name="Standard">
      <style:text-properties fo:font-size="20pt" fo:font-weight="bold" officeooo:rsid="000310b7" officeooo:paragraph-rsid="000310b7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310b7" officeooo:paragraph-rsid="000544d5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07a109" officeooo:paragraph-rsid="0007a109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2pt" fo:font-weight="bold" officeooo:rsid="0007a109" officeooo:paragraph-rsid="0007a109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0310b7" officeooo:paragraph-rsid="000310b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310b7" officeooo:paragraph-rsid="0004430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544d5" officeooo:paragraph-rsid="000544d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544d5" officeooo:paragraph-rsid="0007436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74363" officeooo:paragraph-rsid="0007436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88019" officeooo:paragraph-rsid="00088019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9489f" officeooo:paragraph-rsid="0009489f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9489f" officeooo:paragraph-rsid="00103dad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9489f" officeooo:paragraph-rsid="001208c4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c4f8b" officeooo:paragraph-rsid="000c4f8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d6750" officeooo:paragraph-rsid="000d67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03dad" officeooo:paragraph-rsid="00103da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208c4" officeooo:paragraph-rsid="001208c4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7a109" officeooo:paragraph-rsid="0007a109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style="normal" fo:font-weight="normal" officeooo:rsid="00088019" officeooo:paragraph-rsid="0008801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0b8f08" officeooo:paragraph-rsid="000b8f08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weight="normal" officeooo:rsid="00088019" officeooo:paragraph-rsid="00088019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09489f" officeooo:paragraph-rsid="00103dad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9489f" officeooo:paragraph-rsid="00154ffa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54ffa" officeooo:paragraph-rsid="00154ffa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208c4" officeooo:paragraph-rsid="001208c4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20pt" fo:font-weight="bold" officeooo:rsid="000544d5" officeooo:paragraph-rsid="000544d5" style:font-size-asian="20pt" style:font-weight-asian="bold" style:font-size-complex="20pt" style:font-weight-complex="bold"/>
    </style:style>
    <style:style style:name="P28" style:family="paragraph" style:parent-style-name="Standard">
      <style:text-properties officeooo:rsid="000310b7" officeooo:paragraph-rsid="001243fe"/>
    </style:style>
    <style:style style:name="P29" style:family="paragraph" style:parent-style-name="Standard">
      <style:text-properties officeooo:rsid="001243fe" officeooo:paragraph-rsid="001243fe"/>
    </style:style>
    <style:style style:name="P30" style:family="paragraph" style:parent-style-name="Standard">
      <style:text-properties officeooo:paragraph-rsid="001243fe"/>
    </style:style>
    <style:style style:name="P31" style:family="paragraph">
      <loext:graphic-properties draw:fill="none" draw:fill-color="#729fcf"/>
      <style:text-properties fo:font-size="12pt"/>
    </style:style>
    <style:style style:name="P32" style:family="paragraph">
      <loext:graphic-properties draw:fill="none" draw:fill-color="#ffffff"/>
      <style:text-properties fo:font-size="12pt"/>
    </style:style>
    <style:style style:name="P33" style:family="paragraph">
      <loext:graphic-properties draw:fill="none" draw:fill-color="#ffffff"/>
      <style:text-properties style:font-name="Ubuntu" fo:font-size="12pt"/>
    </style:style>
    <style:style style:name="P34" style:family="paragraph">
      <loext:graphic-properties draw:fill="none" draw:fill-color="#ffffff"/>
    </style:style>
    <style:style style:name="T1" style:family="text">
      <style:text-properties officeooo:rsid="0004430b"/>
    </style:style>
    <style:style style:name="T2" style:family="text">
      <style:text-properties officeooo:rsid="00065854"/>
    </style:style>
    <style:style style:name="T3" style:family="text">
      <style:text-properties officeooo:rsid="00074363"/>
    </style:style>
    <style:style style:name="T4" style:family="text">
      <style:text-properties officeooo:rsid="0007a109"/>
    </style:style>
    <style:style style:name="T5" style:family="text">
      <style:text-properties officeooo:rsid="0008801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e802d"/>
    </style:style>
    <style:style style:name="T9" style:family="text">
      <style:text-properties officeooo:rsid="00103dad"/>
    </style:style>
    <style:style style:name="T10" style:family="text">
      <style:text-properties officeooo:rsid="001243fe"/>
    </style:style>
    <style:style style:name="T11" style:family="text">
      <style:text-properties officeooo:rsid="000310b7"/>
    </style:style>
    <style:style style:name="T12" style:family="text">
      <style:text-properties officeooo:rsid="001331fc"/>
    </style:style>
    <style:style style:name="T13" style:family="text">
      <style:text-properties officeooo:rsid="00169cdb"/>
    </style:style>
    <style:style style:name="T14" style:family="text">
      <style:text-properties officeooo:rsid="001716fa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2pt"/>
    </style:style>
    <style:style style:name="T17" style:family="text">
      <style:text-properties style:font-name="Ubuntu" fo:font-size="12pt"/>
    </style:style>
    <style:style style:name="T18" style:family="text">
      <style:text-properties style:font-name="Ubunt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none" draw:fill-color="#729fcf" fo:min-height="3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Ultrafine_20_Dashed" svg:stroke-color="#000000" draw:fill="none" draw:fill-color="#ffffff" fo:min-height="1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1.906cm" svg:height="1.482cm" draw:z-index="0"><draw:image xlink:href="Pictures/10000201000001C20000003851F418C9135B3BF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8">UnB/Sistemas Operacionais<text:tab/><text:tab/>Prof.a Dr.a Aletéia<text:tab/><text:tab/><text:span text:style-name="T14">Trabalho final de SO</text:span></text:p>
      <text:p text:style-name="P30"><text:span text:style-name="T11"><text:tab/><text:tab/><text:tab/><text:tab/><text:tab/>data(29/11/16) <text:tab/><text:tab/><text:tab/> <text:s text:c="3"/></text:span>Pseudo-SO</text:p>
      <text:p text:style-name="P28">Franscisco Anderson <text:s/><text:tab/><text:tab/><text:tab/>11/0117964</text:p>
      <text:p text:style-name="P1">Marcelo Fonseca <text:tab/><text:tab/><text:tab/>11/0130766</text:p>
      <text:p text:style-name="P1">Vitor Silva <text:tab/><text:tab/><text:tab/><text:tab/>11/01<text:span text:style-name="T4">43574</text:span></text:p>
      <text:p text:style-name="P1"/>
      <text:p text:style-name="P1"/>
      <text:p text:style-name="P29"/>
      <text:p text:style-name="P1"/>
      <text:p text:style-name="P2">Introdução</text:p>
      <text:p text:style-name="P6"><text:tab/>O trabalho visa o desenvolvimento de uma ferramenta para simular um Sistema Operacional. O projeto têm por sua motivação fins didáticos. <text:span text:style-name="T1">S</text:span>aber e implementar as ferramentas de escalonador de processos, gerência de arquivos, gerência de processos e gerência de memória que compoem um Sistema Operacional. </text:p>
      <text:p text:style-name="P6"/>
      <text:p text:style-name="P6">Para alcançar este objetivo, a linguagem de programação <text:s/><text:span text:style-name="T1">escolhida foi C++ devido ao suporte a orientação a objetos.</text:span></text:p>
      <text:p text:style-name="P6"/>
      <text:p text:style-name="P2">Estrutura de dados <text:span text:style-name="T4">e Arquivos</text:span></text:p>
      <text:p text:style-name="P7"/>
      <text:p text:style-name="P8"><text:span text:style-name="T4">O programa</text:span> é compost<text:span text:style-name="T4">o</text:span> por <text:span text:style-name="T3">5</text:span> módulos:</text:p>
      <text:p text:style-name="P9">Escalonador, gerenciador de memória, <text:s/>gerenciador de processos, gerenciador de recursos <text:span text:style-name="T3">e processos, representados por classe</text:span>. <text:span text:style-name="T2">Cada módulo é Composto por um .hpp e um .cpp e o programa se inicia na main.c. <text:s/>Os arquivos são unidos e compilados pelo arquivo makefile, ao total somando o arquivo teste “process.txt”, temos os 13 arquivos:</text:span></text:p>
      <text:p text:style-name="P8"/>
      <text:p text:style-name="P10"><draw:frame text:anchor-type="paragraph" draw:z-index="1" draw:style-name="gr1" draw:text-style-name="P31" svg:width="18.601cm" svg:height="3.248cm" svg:x="-0.231cm" svg:y="0.152cm"><draw:text-box><text:p><text:span text:style-name="T15"/></text:p><text:p><text:span text:style-name="T15"><text:s/></text:span><text:span text:style-name="T15">GerenciadorMemoria.hpp </text:span><text:span text:style-name="T15"><text:tab/></text:span><text:span text:style-name="T15">GerenciadorProcessos.hpp</text:span><text:span text:style-name="T15"><text:tab/></text:span><text:span text:style-name="T15">GerenciadorRecursos.hpp</text:span><text:span text:style-name="T15"><text:tab/></text:span><text:span text:style-name="T15"> <text:s text:c="7"/></text:span></text:p><text:p><text:span text:style-name="T15"><text:s/></text:span><text:span text:style-name="T15">GerenciadorMemoria.cpp</text:span><text:span text:style-name="T15"><text:tab/></text:span><text:span text:style-name="T15"> GerenciadorProcessos.cpp</text:span><text:span text:style-name="T15"><text:tab/></text:span><text:span text:style-name="T15">GerenciadorRecursos.cpp</text:span></text:p><text:p><text:span text:style-name="T15"/></text:p><text:p><text:span text:style-name="T15"><text:s/></text:span><text:span text:style-name="T15">Escalonador.hpp</text:span><text:span text:style-name="T15"><text:tab/></text:span><text:span text:style-name="T15">Processo.hpp</text:span><text:span text:style-name="T15"><text:tab/></text:span><text:span text:style-name="T15"><text:tab/></text:span><text:span text:style-name="T15">main.c</text:span><text:span text:style-name="T15"><text:tab/></text:span><text:span text:style-name="T15"><text:tab/></text:span><text:span text:style-name="T15">process.txt(arquivo de entrada)</text:span></text:p><text:p><text:span text:style-name="T15"><text:s/></text:span><text:span text:style-name="T15">Escalonador.cpp </text:span><text:span text:style-name="T15"><text:tab/></text:span><text:span text:style-name="T15">Processo.cpp</text:span><text:span text:style-name="T15"><text:tab/></text:span><text:span text:style-name="T15"><text:tab/></text:span><text:span text:style-name="T15">makefil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</draw:text-box></draw:frame></text:p>
      <text:p text:style-name="P10"/>
      <text:p text:style-name="P10"/>
      <text:p text:style-name="P10"/>
      <text:p text:style-name="P10"><text:tab/><text:tab/><text:tab/><text:tab/><text:tab/><text:tab/><text:tab/></text:p>
      <text:p text:style-name="P10"/>
      <text:p text:style-name="P10"/>
      <text:p text:style-name="P4"/>
      <text:p text:style-name="P19"><text:span text:style-name="T5">A</text:span>tributos do processo: <text:tab/></text:p>
      <text:p text:style-name="P19"><draw:frame text:anchor-type="paragraph" draw:z-index="2" draw:style-name="gr2" draw:text-style-name="P32" svg:width="18.416cm" svg:height="3.414cm" svg:x="-0.178cm" svg:y="0.171cm"><draw:text-box><text:p><text:span text:style-name="T16"><text:s/></text:span><text:span text:style-name="T16">int id; <text:s/></text:span><text:span text:style-name="T16"><text:tab/></text:span><text:span text:style-name="T16"><text:tab/></text:span><text:span text:style-name="T16"><text:tab/></text:span><text:span text:style-name="T16">int tempoInicializacao; <text:s/></text:span><text:span text:style-name="T16"><text:tab/></text:span><text:span text:style-name="T16">int prioridade;</text:span><text:span text:style-name="T16"><text:tab/></text:span><text:span text:style-name="T16"> </text:span></text:p><text:p><text:span text:style-name="T16"><text:s/></text:span><text:span text:style-name="T16">int tempoProcessador; </text:span><text:span text:style-name="T16"><text:tab/></text:span><text:span text:style-name="T16">int numBlocosDeMemoria; </text:span><text:span text:style-name="T16"><text:tab/></text:span><text:span text:style-name="T16">bool impressora; </text:span><text:span text:style-name="T16"><text:tab/></text:span><text:span text:style-name="T16"> </text:span></text:p><text:p><text:span text:style-name="T16"><text:s/></text:span><text:span text:style-name="T16">bool scanner; </text:span><text:span text:style-name="T16"><text:tab/></text:span><text:span text:style-name="T16"><text:tab/></text:span><text:span text:style-name="T16"><text:tab/></text:span><text:span text:style-name="T16">bool modem; </text:span><text:span text:style-name="T16"><text:tab/></text:span><text:span text:style-name="T16"><text:tab/></text:span><text:span text:style-name="T16"><text:tab/></text:span><text:span text:style-name="T16">bool codigoDisco;</text:span><text:span text:style-name="T16"><text:tab/></text:span></text:p><text:p><text:span text:style-name="T16"><text:s/></text:span><text:span text:style-name="T16">int instrucoesExecutadas;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int offsetMemoria;</text:span></text:p></draw:text-box></draw:frame></text:p>
      <text:p text:style-name="P5"/>
      <text:p text:style-name="P5"/>
      <text:p text:style-name="P5"/>
      <text:p text:style-name="P4"/>
      <text:p text:style-name="P4"/>
      <text:p text:style-name="P11"/>
      <text:p text:style-name="P11"/>
      <text:p text:style-name="P11"/>
      <text:p text:style-name="P11"><text:soft-page-break/>O processo no contexto do escalonador é representado pela seguinte estrutura:</text:p>
      <text:p text:style-name="P11"/>
      <text:p text:style-name="P11"><draw:frame text:anchor-type="paragraph" draw:z-index="3" draw:style-name="gr3" draw:text-style-name="P32" svg:width="18.416cm" svg:height="3.46cm" svg:x="-0.236cm" svg:y="-0.009cm"><draw:text-box><text:p><text:span text:style-name="T16">struct RegistroProcessoEscalonador</text:span></text:p><text:p><text:span text:style-name="T16">{</text:span></text:p><text:p><text:span text:style-name="T16"><text:tab/></text:span><text:span text:style-name="T16">int idProcesso;</text:span></text:p><text:p><text:span text:style-name="T16"><text:tab/></text:span><text:span text:style-name="T16">int aging;</text:span></text:p><text:p><text:span text:style-name="T16"><text:tab/></text:span><text:span text:style-name="T16">int prioridadePos;</text:span></text:p><text:p><text:span text:style-name="T16"><text:tab/></text:span><text:span text:style-name="T16">bool operator&lt;(RegistroProcessoEscalonador const &amp;a) const;</text:span></text:p><text:p><text:span text:style-name="T16">};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O escalonador possui uma lista com os Ids de processos de tempo real e um vetor de registros do tipo de processos e armazena o id do ultimo processo escalonado em <text:span text:style-name="T6">int ultimoProcessoEscalonado</text:span><text:span text:style-name="T7">.</text:span></text:p>
      <text:p text:style-name="P20"/>
      <text:p text:style-name="P21">A memória <text:s/>é representada por um vetor. Os espaços vazios do vetor são armazenados em uma lista de espaços vazios:</text:p>
      <text:p text:style-name="P21">O valor -1 significa que o bloco está livre e um valor X, para X&gt;=0, representa que o espaço está alocado pelo processo de id X.</text:p>
      <text:p text:style-name="P21"/>
      <text:p text:style-name="P15">A gerência de recursos é representado com um int para cada recurso disponivel, a sua quantidade que se encontra disponivel. Que são decrementados ou incrementados com forme são alocados e desalocados:<text:tab/></text:p>
      <text:p text:style-name="P15"><text:tab/><text:tab/>int impressora; //inicia com 2</text:p>
      <text:p text:style-name="P15"><text:tab/><text:tab/>int scanner;// inicializa com 1</text:p>
      <text:p text:style-name="P15"><text:tab/><text:tab/>int modem; //=1</text:p>
      <text:p text:style-name="P15"><text:tab/><text:tab/>int sata;//=2</text:p>
      <text:p text:style-name="P15"/>
      <text:p text:style-name="P16">Gerenciador de processos organiza a fila de processos em fila<text:span text:style-name="T8">s</text:span> de processos <text:span text:style-name="T8">que não foram iniciados, processos em execução <text:s/>e processos terminados</text:span>:</text:p>
      <text:p text:style-name="P16"><draw:frame text:anchor-type="paragraph" draw:z-index="4" draw:style-name="gr4" draw:text-style-name="P32" svg:width="15.452cm" svg:height="1.484cm" svg:x="0.139cm" svg:y="0.355cm"><draw:text-box><text:p><text:span text:style-name="T16"><text:tab/></text:span><text:span text:style-name="T16"><text:tab/></text:span><text:span text:style-name="T16">std::vector&lt;Processo&gt; processosQueNaoForamIniciados;</text:span></text:p><text:p><text:span text:style-name="T16"><text:tab/></text:span><text:span text:style-name="T16"><text:tab/></text:span><text:span text:style-name="T16">std::vector&lt;Processo&gt; processosEmExecucao;</text:span></text:p><text:p><text:span text:style-name="T16"><text:tab/></text:span><text:span text:style-name="T16"><text:tab/></text:span><text:span text:style-name="T16">std::vector&lt;Processo&gt; processosTerminados;</text:span></text:p></draw:text-box></draw:frame></text:p>
      <text:p text:style-name="P16"/>
      <text:p text:style-name="P16"/>
      <text:p text:style-name="P11"/>
      <text:p text:style-name="P2">Funcionamento do programa</text:p>
      <text:p text:style-name="P13"><text:tab/></text:p>
      <text:p text:style-name="P13"><text:tab/><text:span text:style-name="T9">Para compilar o programa em ambiente linux, basta digitar no terminal dentro do diretório do projeto:</text:span></text:p>
      <text:p text:style-name="P13"/>
      <text:p text:style-name="P13"><draw:frame text:anchor-type="paragraph" draw:z-index="5" draw:style-name="gr5" draw:text-style-name="P33" svg:width="12.145cm" svg:height="0.715cm" svg:x="1.568cm" svg:y="0.252cm"><draw:text-box><text:p><text:span text:style-name="T17"><text:s/></text:span><text:span text:style-name="T17">$</text:span><text:span text:style-name="T17"><text:tab/></text:span><text:span text:style-name="T17">make </text:span></text:p></draw:text-box></draw:frame></text:p>
      <text:p text:style-name="P13"/>
      <text:p text:style-name="P13"/>
      <text:p text:style-name="P17"><text:tab/>Para rodar o programa sobre o arquivo de entrada digite:</text:p>
      <text:p text:style-name="P17"/>
      <text:p text:style-name="P17"><draw:frame text:anchor-type="paragraph" draw:z-index="6" draw:style-name="gr6" draw:text-style-name="P33" svg:width="12.516cm" svg:height="0.609cm" svg:x="1.436cm" svg:y="0.199cm"><draw:text-box><text:p><text:span text:style-name="T17"><text:s/></text:span><text:span text:style-name="T17">$</text:span><text:span text:style-name="T17"><text:tab/></text:span><text:span text:style-name="T17">./SO.out </text:span></text:p></draw:text-box></draw:frame><text:tab/></text:p>
      <text:p text:style-name="P13"/>
      <text:p text:style-name="P13"><text:tab/></text:p>
      <text:p text:style-name="P14"><text:tab/><text:span text:style-name="T9">Ao iniciar, o programa irá solocitar o nome do arquivo de entrada o nome do arquivo de entrada:</text:span></text:p>
      <text:p text:style-name="P13"><draw:frame text:anchor-type="paragraph" draw:z-index="7" draw:style-name="gr7" draw:text-style-name="P34" svg:width="12.542cm" svg:height="1.957cm" svg:x="1.489cm" svg:y="0.342cm"><draw:text-box><text:p><text:span text:style-name="T18"><text:s/>“</text:span><text:span text:style-name="T18">de como entrada o nomo do arquivo de processos </text:span></text:p><text:p><text:span text:style-name="T18"><text:s text:c="2"/></text:span><text:span text:style-name="T18">ex:process.txt”</text:span></text:p><text:p><text:span text:style-name="T18"/></text:p><text:p><text:span text:style-name="T18"><text:s/></text:span><text:span text:style-name="T18">$ </text:span><text:span text:style-name="T18"><text:tab/></text:span><text:span text:style-name="T18">process.txt</text:span></text:p></draw:text-box></draw:frame><text:tab/></text:p>
      <text:p text:style-name="P13"/>
      <text:p text:style-name="P13"/>
      <text:p text:style-name="P13"><text:tab/></text:p>
      <text:p text:style-name="P13"><text:soft-page-break/></text:p>
      <text:p text:style-name="P13"/>
      <text:p text:style-name="P13"><text:tab/>O arquivo de entrada é <text:span text:style-name="T8">recebido de entrada </text:span>na main.c que irá chamar o Gerenciador de processos. <text:span text:style-name="T8">O gerenciador de processo abre o arquivo e faz a leitura dos processos listados os colocando a lista de processos não inicializados. Após a leitura de todos os processos é chamado o metodo GO, onde está o loop principal do programa, que só termina quando concluir a passagem de todos os processos. Primeira verificação do metodo é verificar quais recursos o processo utiliza, se algum recurso necessário já estiver em uso, o processo não é executado. A segunda etapa é verificar se existe memória suficiente para o processo e caso não exista, o processo não é executado e caso tenha memoria, o ID do processo é adicionado ao vetor de processos em execução pelo escalonador e removido do vetor de processos que não foram inicializados.</text:span></text:p>
      <text:p text:style-name="P13"/>
      <text:p text:style-name="P24"><text:tab/></text:p>
      <text:p text:style-name="P12"><text:tab/></text:p>
      <text:p text:style-name="P2">Dificultades</text:p>
      <text:p text:style-name="P18">Tivemos dificuldade com alocação dinâmica de memória <text:span text:style-name="T13">o que resultou em falha de segmentação. </text:span><text:s/><text:span text:style-name="T13">Nós tivemos de</text:span> dedicar mais tempo para debugar o programa utilizando a ferramenta <text:span text:style-name="T14">V</text:span>algrind.</text:p>
      <text:p text:style-name="P1"/>
      <text:p text:style-name="P27">Referências</text:p>
      <text:p text:style-name="P3"/>
      <text:p text:style-name="P18"><text:span text:style-name="T12">D</text:span>ynamic analysis tools, Valgrind. <text:a xlink:type="simple" xlink:href="http://valgrind.org/" text:style-name="Internet_20_link" text:visited-style-name="Visited_20_Internet_20_Link">http://valgrind.org/</text:a> .Consultado em 29/11/2016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5:35:19.058628101</meta:creation-date>
    <dc:date>2016-11-30T02:10:33.781804495</dc:date>
    <meta:editing-duration>PT1H8M41S</meta:editing-duration>
    <meta:editing-cycles>17</meta:editing-cycles>
    <meta:generator>LibreOffice/5.0.2.2$Linux_X86_64 LibreOffice_project/00m0$Build-2</meta:generator>
    <meta:document-statistic meta:table-count="0" meta:image-count="1" meta:object-count="0" meta:page-count="3" meta:paragraph-count="39" meta:word-count="536" meta:character-count="3417" meta:non-whitespace-character-count="2850"/>
  </office:meta>
</office:document-meta>
</file>